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2">
      <style:text-properties officeooo:rsid="00052b7c" officeooo:paragraph-rsid="00052b7c"/>
    </style:style>
    <style:style style:name="P2" style:family="paragraph" style:parent-style-name="Text_20_body" style:list-style-name="L2">
      <style:text-properties officeooo:rsid="00064c33" officeooo:paragraph-rsid="00064c33"/>
    </style:style>
    <style:style style:name="P3" style:family="paragraph" style:parent-style-name="Text_20_body" style:list-style-name="L2">
      <style:text-properties officeooo:rsid="00066563" officeooo:paragraph-rsid="00066563"/>
    </style:style>
    <style:style style:name="P4" style:family="paragraph" style:parent-style-name="Text_20_body" style:list-style-name="L2">
      <style:text-properties officeooo:rsid="00085d0d" officeooo:paragraph-rsid="00085d0d"/>
    </style:style>
    <style:style style:name="P5" style:family="paragraph" style:parent-style-name="Text_20_body" style:list-style-name="L2">
      <style:text-properties officeooo:rsid="00096400" officeooo:paragraph-rsid="00096400"/>
    </style:style>
    <style:style style:name="P6" style:family="paragraph" style:parent-style-name="Text_20_body" style:list-style-name="L2">
      <style:text-properties officeooo:rsid="0003eb3a" officeooo:paragraph-rsid="0003eb3a" fo:background-color="#ffff00"/>
    </style:style>
    <style:style style:name="P7" style:family="paragraph" style:parent-style-name="Text_20_body" style:list-style-name="L2">
      <style:text-properties officeooo:rsid="00085d0d" officeooo:paragraph-rsid="00085d0d" fo:background-color="#ffff00"/>
    </style:style>
    <style:style style:name="P8" style:family="paragraph" style:parent-style-name="Title">
      <style:text-properties officeooo:rsid="0003db91" officeooo:paragraph-rsid="0003db91"/>
    </style:style>
    <style:style style:name="T1" style:family="text">
      <style:text-properties officeooo:rsid="000964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ject Ideas</text:p>
      <text:list xml:id="list546094876" text:style-name="L2">
        <text:list-item>
          <text:p text:style-name="P6">Generating medical images</text:p>
          <text:list>
            <text:list-item>
              <text:p text:style-name="P6">This would be an easy sell because medical data is not very abundant and has privacy and ethical implications</text:p>
            </text:list-item>
          </text:list>
        </text:list-item>
        <text:list-item>
          <text:p text:style-name="P6">Disease progression forecasting, e.g. for cancer</text:p>
          <text:list>
            <text:list-item>
              <text:p text:style-name="P6">Need to consider ethical implications</text:p>
            </text:list-item>
            <text:list-item>
              <text:p text:style-name="P6">What exactly would we forecast?</text:p>
            </text:list-item>
          </text:list>
        </text:list-item>
        <text:list-item>
          <text:p text:style-name="P1">Machine Translation</text:p>
        </text:list-item>
        <text:list-item>
          <text:p text:style-name="P1">Text Generation</text:p>
          <text:list>
            <text:list-item>
              <text:p text:style-name="P1">Generating a caption for a<text:span text:style-name="T1">n image/ audio</text:span></text:p>
            </text:list-item>
          </text:list>
        </text:list-item>
        <text:list-item>
          <text:p text:style-name="P2">Gesture generation from speech/ text</text:p>
        </text:list-item>
        <text:list-item>
          <text:p text:style-name="P2">Using satellite images with deep learning for climates</text:p>
          <text:list>
            <text:list-item>
              <text:p text:style-name="P2">dust particles affecting hurricanes</text:p>
            </text:list-item>
          </text:list>
        </text:list-item>
        <text:list-item>
          <text:p text:style-name="P3">Categorizing the state of an object</text:p>
        </text:list-item>
        <text:list-item>
          <text:p text:style-name="P4">Trash detection </text:p>
        </text:list-item>
        <text:list-item>
          <text:p text:style-name="P7">Forecasting of disease spread using deep learning</text:p>
        </text:list-item>
        <text:list-item>
          <text:p text:style-name="P7">Deep learning for forecasting epilepsy</text:p>
        </text:list-item>
        <text:list-item>
          <text:p text:style-name="P4">Forecasting of crop disease spread</text:p>
          <text:list>
            <text:list-item>
              <text:p text:style-name="P4"><text:a xlink:type="simple" xlink:href="https://www.mdpi.com/2220-9964/9/1/44" text:style-name="Internet_20_link" text:visited-style-name="Visited_20_Internet_20_Link">https://www.mdpi.com/2220-9964/9/1/44</text:a></text:p>
            </text:list-item>
          </text:list>
        </text:list-item>
        <text:list-item>
          <text:p text:style-name="P4">Keyword search on audio</text:p>
          <text:list>
            <text:list-item>
              <text:p text:style-name="P4">Maybe we can apply this to video</text:p>
            </text:list-item>
          </text:list>
        </text:list-item>
        <text:list-item>
          <text:p text:style-name="P7"><text:span text:style-name="T1">Precision agriculture: </text:span>Predicting crop yield</text:p>
          <text:list>
            <text:list-item>
              <text:p text:style-name="P7">time series?</text:p>
            </text:list-item>
          </text:list>
        </text:list-item>
        <text:list-item>
          <text:p text:style-name="P5">Face generation from voice</text:p>
        </text:list-item>
        <text:list-item>
          <text:p text:style-name="P5">Sarcasm detection</text:p>
        </text:list-item>
        <text:list-item>
          <text:p text:style-name="P5">Climate effects on iceberg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12:09:48.537093561</meta:creation-date>
    <dc:date>2022-01-19T15:23:23.783970322</dc:date>
    <meta:editing-duration>PT6M5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5" meta:word-count="146" meta:character-count="907" meta:non-whitespace-character-count="809"/>
  </office:meta>
</office:document-meta>
</file>